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2a1" officeooo:paragraph-rsid="001e72a1"/>
    </style:style>
    <style:style style:name="P2" style:family="paragraph" style:parent-style-name="Standard">
      <style:text-properties officeooo:rsid="00202d0d" officeooo:paragraph-rsid="00202d0d"/>
    </style:style>
    <style:style style:name="T1" style:family="text">
      <style:text-properties officeooo:rsid="001e7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Manuel d’instructio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Une fois déziper ouvrir index.html 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4:32:59.994077109</meta:creation-date>
    <dc:date>2022-01-14T10:07:36.036768964</dc:date>
    <meta:editing-duration>PT50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7" meta:character-count="60" meta:non-whitespace-character-count="49"/>
  </office:meta>
</office:document-meta>
</file>